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80s, 0.05 req/s, 45.86MB/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.24s, 0.05 req/s, 44.91MB/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.99s, 0.05 req/s, 45.44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.37s, 0.05 req/s, 44.64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1.29s, 0.05 req/s, 44.80MB/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.30s, 0.05 req/s, 44.79MB/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1.26s, 0.05 req/s, 44.88MB/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.62s, 0.06 req/s, 57.39MB/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1.27s, 0.05 req/s, 44.85MB/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.32s, 0.05 req/s, 44.76MB/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1:31:28.872627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1:32:31.252999225</dc:date>
    <meta:editing-duration>PT10M36S</meta:editing-duration>
    <meta:editing-cycles>3</meta:editing-cycles>
    <meta:generator>LibreOffice/6.4.6.2$Linux_X86_64 LibreOffice_project/40$Build-2</meta:generator>
    <meta:document-statistic meta:table-count="1" meta:cell-count="23" meta:object-count="0"/>
  </office:meta>
</office:document-meta>
</file>